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51557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officeooo:rsid="00051557"/>
    </style:style>
    <style:style style:name="T3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officeooo:rsid="0005b68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2">sku3:81.3JH01.013G-allinone</text:span></text:p>
      <text:p text:style-name="P7"><text:span text:style-name="T4">--SN: </text:span><text:span text:style-name="T3">CNW309091L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3173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1:21:00.831497760</dc:date>
    <dc:creator>xiaojun </dc:creator>
    <meta:editing-duration>PT1H11M18S</meta:editing-duration>
    <meta:editing-cycles>6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25" meta:non-whitespace-character-count="1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3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07-07" calcext:value-type="date">
            <text:p>2013-07-0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07-08" calcext:value-type="date">
            <text:p>2013-07-08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07-09" calcext:value-type="date">
            <text:p>2013-07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07-10" calcext:value-type="date">
            <text:p>2013-07-10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7-11" calcext:value-type="date">
            <text:p>2013-07-1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7-12" calcext:value-type="date">
            <text:p>2013-07-12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07-13" calcext:value-type="date">
            <text:p>2013-07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7-13" calcext:value-type="date">
            <text:p>2013-07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7-13" calcext:value-type="date">
            <text:p>2013-07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07-14" calcext:value-type="date">
            <text:p>2013-07-14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07-15" calcext:value-type="date">
            <text:p>2013-07-15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07-16" calcext:value-type="date">
            <text:p>2013-07-1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07-17" calcext:value-type="date">
            <text:p>2013-07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07-18" calcext:value-type="date">
            <text:p>2013-07-18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07-19" calcext:value-type="date">
            <text:p>2013-07-1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07-20" calcext:value-type="date">
            <text:p>2013-07-20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4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1:19:22.415698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